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1.64cm"/>
    </style:style>
    <style:style style:name="Таблица1.A1" style:family="table-cell">
      <style:table-cell-properties style:vertical-align="" fo:padding="0cm" fo:border="none"/>
    </style:style>
    <style:style style:name="Таблица1.B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Без_20_интервала">
      <style:paragraph-properties fo:margin-left="0cm" fo:margin-right="0cm" fo:text-indent="0cm" style:auto-text-indent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font-size="10pt" fo:language="ru" fo:country="RU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ext_20_body">
      <style:paragraph-properties fo:margin-top="0cm" fo:margin-bottom="0cm">
        <style:tab-stops/>
      </style:paragraph-properties>
      <style:text-properties fo:font-size="10pt" style:font-size-asian="10pt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size-complex="10pt"/>
    </style:style>
    <style:style style:name="P12" style:family="paragraph" style:parent-style-name="Без_20_интервала">
      <style:text-properties style:font-name="Times New Roman" fo:font-size="10pt" style:font-size-asian="10pt" style:font-size-complex="10pt"/>
    </style:style>
    <style:style style:name="P13" style:family="paragraph" style:parent-style-name="Без_20_интервала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Без_20_интервала">
      <style:paragraph-properties fo:break-before="column"/>
      <style:text-properties style:font-name="Times New Roman" fo:font-size="10pt" style:font-size-asian="10pt" style:font-size-complex="10pt"/>
    </style:style>
    <style:style style:name="P15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style:font-name="Times New Roman" fo:font-size="10pt" style:font-size-asian="10pt" style:font-name-complex="Times New Roman" style:font-size-complex="10pt"/>
    </style:style>
    <style:style style:name="P18" style:family="paragraph" style:parent-style-name="Text_20_body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line-height="100%"/>
      <style:text-properties fo:language="ru" fo:country="RU" style:text-underline-style="none" fo:font-weight="normal" style:font-weight-asian="normal" style:font-weight-complex="normal"/>
    </style:style>
    <style:style style:name="P20" style:family="paragraph" style:parent-style-name="Heading_20_1">
      <style:paragraph-properties fo:margin-top="0cm" fo:margin-bottom="0cm"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21" style:family="paragraph" style:parent-style-name="ConsPlusNonformat">
      <style:paragraph-properties fo:orphans="2" fo:widows="2"/>
      <style:text-properties style:font-name="Times New Roman" fo:font-size="10pt" style:font-size-asian="10pt" style:font-size-complex="10pt"/>
    </style:style>
    <style:style style:name="P22" style:family="paragraph" style:parent-style-name="ConsPlusNonformat">
      <style:paragraph-properties fo:orphans="2" fo:widows="2"/>
      <style:text-properties style:font-name="Times New Roman" fo:font-size="10pt" style:font-size-asian="10pt" style:font-name-complex="Times New Roman" style:font-size-complex="10pt"/>
    </style:style>
    <style:style style:name="P23" style:family="paragraph" style:parent-style-name="ConsPlusNonformat">
      <style:paragraph-properties fo:orphans="2" fo:widows="2"/>
      <style:text-properties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24" style:family="paragraph" style:parent-style-name="ConsPlusNonformat">
      <style:paragraph-properties fo:orphans="2" fo:widows="2"/>
      <style:text-properties fo:font-size="10pt" style:font-size-asian="10pt" style:font-size-complex="10pt"/>
    </style:style>
    <style:style style:name="P25" style:family="paragraph">
      <style:paragraph-properties fo:text-align="start"/>
      <style:text-properties style:text-line-through-style="none" style:font-name="Times New Roman1" fo:font-size="10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fo:font-size="10pt" fo:font-style="normal" style:text-underline-style="none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fo:font-style="normal" style:text-underline-style="none"/>
    </style:style>
    <style:style style:name="P30" style:family="paragraph">
      <style:paragraph-properties fo:text-align="start"/>
      <style:text-properties style:font-name="Times New Roman2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1pt" style:font-size-asian="11pt" style:font-name-complex="Times New Roman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language="en" fo:country="US"/>
    </style:style>
    <style:style style:name="T10" style:family="text">
      <style:text-properties fo:font-size="11pt" style:font-size-asian="11pt" style:font-name-complex="Times New Roman" style:font-size-complex="11pt"/>
    </style:style>
    <style:style style:name="T11" style:family="text">
      <style:text-properties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.011cm" fo:margin-right="0.004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solid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1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combobox form:name="Поле со списком 1" form:control-implementation="ooo:com.sun.star.form.component.ComboBox" form:id="control12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р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14" form:dropdown="true" form:size="20" form:current-value="молочная железа без структурных изменений" form:value="молочная железа без структурных изменений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олочная железа без структурных изменений"/>
            <form:item form:label="фиброзно-кистозная мастопатия"/>
            <form:item form:label="фиброзно-жировая мастопатия"/>
            <form:item form:label="инволютивных измененений молочных желез"/>
          </form:combobox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4" form:control-implementation="ooo:com.sun.star.form.component.ComboBox" form:id="control20" form:dropdown="true" form:size="20" form:current-value="гипоэхогенное" form:value="гипоэхоген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похогенное"/>
            <form:item form:label="гиперэхогенное"/>
            <form:item form:label="средней эхогенности"/>
            <form:item form:label="смешанное"/>
            <form:item form:label="изохогенное"/>
          </form:combobox>
          <form:combobox form:name="Поле со списком 4" form:control-implementation="ooo:com.sun.star.form.component.ComboBox" form:id="control21" form:dropdown="true" form:size="20" form:current-value="округлое" form:value="округл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круглое"/>
            <form:item form:label="овальное"/>
            <form:item form:label="неправильной формы"/>
            <form:item form:label="удлиненное"/>
            <form:item form:label="веретенообразное"/>
          </form:combobox>
          <form:combobox form:name="Поле со списком 4" form:control-implementation="ooo:com.sun.star.form.component.ComboBox" form:id="control22" form:dropdown="true" form:size="20" form:current-value="однородное" form:value="однородное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однородное"/>
            <form:item form:label="не однородное"/>
          </form:combobox>
          <form:combobox form:name="Поле со списком 4" form:control-implementation="ooo:com.sun.star.form.component.ComboBox" form:id="control23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за счет"/>
          </form:combobox>
          <form:combobox form:name="Поле со списком 4" form:control-implementation="ooo:com.sun.star.form.component.ComboBox" form:id="control24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гиперэхогенных линейных каналов"/>
            <form:item form:label="участков повышенной и пониженной эхогенности"/>
            <form:item form:label="анэхогенных включений"/>
            <form:item form:label="гипрэхогенных включений"/>
          </form:combobox>
          <form:combobox form:name="Поле со списком 4" form:control-implementation="ooo:com.sun.star.form.component.ComboBox" form:id="control25" form:dropdown="true" form:size="20" form:current-value="без кровотока" form:value="без кровотока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ез кровотока"/>
            <form:item form:label="с кровотоком по перефирии"/>
            <form:item form:label="с кровотоком внутри образования"/>
            <form:item form:label="со смешанным кровотоком"/>
          </form:combobox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5" svg:width="1.706cm" svg:height="0.5cm" svg:x="2.039cm" svg:y="4.794cm" draw:control="control1"/>
      <draw:control text:anchor-type="page" text:anchor-page-number="1" draw:z-index="2" draw:style-name="gr1" draw:text-style-name="P25" svg:width="4.493cm" svg:height="0.5cm" svg:x="2.039cm" svg:y="5.793cm" draw:control="control2"/>
      <draw:control text:anchor-type="page" text:anchor-page-number="1" draw:z-index="3" draw:style-name="gr1" draw:text-style-name="P25" svg:width="1.502cm" svg:height="0.5cm" svg:x="11.61cm" svg:y="5.733cm" draw:control="control3"/>
      <draw:control text:anchor-type="page" text:anchor-page-number="1" draw:z-index="4" draw:style-name="gr2" draw:text-style-name="P25" svg:width="3.53cm" svg:height="0.5cm" svg:x="2.039cm" svg:y="5.293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<draw:frame draw:style-name="fr1" draw:name="Графический объект2" text:anchor-type="paragraph" svg:x="0.31cm" svg:y="0.116cm" svg:width="1.207cm" svg:height="1.309cm" draw:z-index="0"><draw:image xlink:href="Pictures/200000070000082B000008CA6B55A114.svm" xlink:type="simple" xlink:show="embed" xlink:actuate="onLoad"/></draw:frame></text:p>
          </table:table-cell>
          <table:table-cell table:style-name="Таблица1.B1" office:value-type="string">
            <text:p text:style-name="P4">МУЗ «Клиническая городская поликлиника №1»</text:p>
            <text:p text:style-name="P5">Отделение функциональной и УЗ диагностики</text:p>
            <text:p text:style-name="P5">г. Сургут, <text:s/>ул. Студенческая, 18 <text:s/><text:span text:style-name="T2">тел.</text:span> 31-92-27</text:p>
            <text:p text:style-name="P5"><text:s text:c="18"/>ул. Сибирская, 14/2 <text:s/><text:span text:style-name="T2">тел.</text:span> <text:s/>52-56-18 </text:p>
          </table:table-cell>
        </table:table-row>
      </table:table>
      <text:h text:style-name="P20" text:outline-level="1"/>
      <text:h text:style-name="P20" text:outline-level="1">ПРОТОКОЛ</text:h>
      <text:p text:style-name="P6">УЛЬТРАЗВУКОВОГО ИССЛЕДОВАНИЯ <text:span text:style-name="T2">МЯГКИХ ТКАНЕЙ</text:span></text:p>
      <text:p text:style-name="P6"/>
      <text:p text:style-name="P6"><draw:control text:anchor-type="paragraph" draw:z-index="5" draw:style-name="gr3" draw:text-style-name="P26" svg:width="11.875cm" svg:height="0.421cm" svg:x="1.568cm" svg:y="0.203cm" draw:control="control5"/></text:p>
      <text:p text:style-name="P3"><draw:control text:anchor-type="paragraph" draw:z-index="6" draw:style-name="gr3" draw:text-style-name="P26" svg:width="2.664cm" svg:height="0.421cm" svg:x="3.103cm" svg:y="0.295cm" draw:control="control6"/></text:p>
      <text:p text:style-name="P3"><draw:control text:anchor-type="paragraph" draw:z-index="7" draw:style-name="gr3" draw:text-style-name="P26" svg:width="5.529cm" svg:height="0.421cm" svg:x="3.925cm" svg:y="0.307cm" draw:control="control7"/><draw:control text:anchor-type="paragraph" draw:z-index="8" draw:style-name="gr3" draw:text-style-name="P26" svg:width="2.421cm" svg:height="0.421cm" svg:x="11.005cm" svg:y="0.247cm" draw:control="control8"/></text:p>
      <text:p text:style-name="Standard"/>
      <text:p text:style-name="P16"/>
      <text:p text:style-name="P16"/>
      <text:p text:style-name="P15"><text:span text:style-name="T4">При визуализации мягких тканей <text:s/></text:span><text:bookmark-start text:name="ПриВизМягТкан"/><text:span text:style-name="T4"><draw:control text:anchor-type="as-char" svg:y="-0.259cm" draw:z-index="15" draw:style-name="gr6" draw:text-style-name="P29" svg:width="0.888cm" svg:height="0.35cm" draw:control="control15"/></text:span><text:bookmark-end text:name="ПриВизМягТкан"/><text:span text:style-name="T4"> <text:s/>на глубине </text:span><text:bookmark-start text:name="НаГлуб"/><text:span text:style-name="T4"><draw:control text:anchor-type="as-char" svg:y="-0.259cm" draw:z-index="16" draw:style-name="gr6" draw:text-style-name="P29" svg:width="0.888cm" svg:height="0.35cm" draw:control="control16"/></text:span><text:bookmark-end text:name="НаГлуб"/><text:span text:style-name="T4"> (мм) от уровня кожи </text:span></text:p>
      <text:p text:style-name="P22"/>
      <text:p text:style-name="P15"><text:span text:style-name="T4">определяется <text:s/></text:span><text:span text:style-name="T4"><draw:control text:anchor-type="as-char" svg:y="-0.272cm" draw:z-index="20" draw:style-name="gr6" draw:text-style-name="P30" svg:width="2.654cm" svg:height="0.35cm" draw:control="control20"/></text:span><text:bookmark-start text:name="ОтУровКожОпред"/><text:span text:style-name="T4"> </text:span><text:bookmark-end text:name="ОтУровКожОпред"/><text:span text:style-name="T4"><draw:control text:anchor-type="as-char" svg:y="-0.272cm" draw:z-index="21" draw:style-name="gr6" draw:text-style-name="P30" svg:width="2.398cm" svg:height="0.35cm" draw:control="control21"/></text:span><text:bookmark-start text:name="Список"/><text:bookmark-end text:name="Список"/><text:span text:style-name="T4"> </text:span><text:span text:style-name="T4"><draw:control text:anchor-type="as-char" svg:y="-0.259cm" draw:z-index="18" draw:style-name="gr6" draw:text-style-name="P29" svg:width="0.888cm" svg:height="0.35cm" draw:control="control18"/></text:span><text:span text:style-name="T4"> образование, </text:span><text:span text:style-name="T4"><draw:control text:anchor-type="as-char" svg:y="-0.272cm" draw:z-index="22" draw:style-name="gr6" draw:text-style-name="P30" svg:width="2.299cm" svg:height="0.35cm" draw:control="control22"/></text:span><text:span text:style-name="T4"> </text:span><text:span text:style-name="T4"><draw:control text:anchor-type="as-char" svg:y="-0.272cm" draw:z-index="23" draw:style-name="gr6" draw:text-style-name="P30" svg:width="1.04cm" svg:height="0.35cm" draw:control="control23"/></text:span><text:bookmark-start text:name="Выбор"/><text:span text:style-name="T4"> </text:span><text:bookmark-end text:name="Выбор"/><text:span text:style-name="T4"><draw:control text:anchor-type="as-char" svg:y="-0.272cm" draw:z-index="24" draw:style-name="gr6" draw:text-style-name="P30" svg:width="1.04cm" svg:height="0.35cm" draw:control="control24"/></text:span><text:span text:style-name="T4"> </text:span><text:bookmark-start text:name="Текст"/><text:span text:style-name="T4"><draw:control text:anchor-type="as-char" svg:y="-0.259cm" draw:z-index="17" draw:style-name="gr6" draw:text-style-name="P29" svg:width="0.888cm" svg:height="0.35cm" draw:control="control17"/></text:span><text:bookmark-end text:name="Текст"/></text:p>
      <text:p text:style-name="P22"/>
      <text:p text:style-name="P21"><text:span text:style-name="T11">При ЦДК </text:span><text:span text:style-name="T11"><draw:control text:anchor-type="as-char" svg:y="-0.272cm" draw:z-index="25" draw:style-name="gr6" draw:text-style-name="P30" svg:width="3.499cm" svg:height="0.35cm" draw:control="control25"/></text:span><text:span text:style-name="T11"> </text:span><text:span text:style-name="T11"><draw:control text:anchor-type="as-char" svg:y="-0.259cm" draw:z-index="19" draw:style-name="gr6" draw:text-style-name="P29" svg:width="0.888cm" svg:height="0.35cm" draw:control="control19"/></text:span></text:p>
      <text:section text:style-name="Sect1" text:name="Раздел2">
        <text:p text:style-name="P17"/>
      </text:section>
      <text:p text:style-name="P15"><text:span text:style-name="T3"/></text:p>
      <text:p text:style-name="P15"><text:span text:style-name="T3">Комментарии: </text:span><text:bookmark-start text:name="Коментарии"/><text:span text:style-name="T3"><draw:control text:anchor-type="as-char" svg:y="-0.259cm" draw:z-index="13" draw:style-name="gr6" draw:text-style-name="P29" svg:width="14.765cm" svg:height="0.38cm" draw:control="control13"/></text:span><text:bookmark-end text:name="Коментарии"/></text:p>
      <text:p text:style-name="P23"/>
      <text:p text:style-name="P19"><text:span text:style-name="T8">Заключение:</text:span><text:span text:style-name="T6"> УЗИ признаки: </text:span><draw:control text:anchor-type="as-char" svg:y="-0.272cm" draw:z-index="14" draw:style-name="gr6" draw:text-style-name="P30" svg:width="6cm" svg:height="0.35cm" draw:control="control14"/></text:p>
      <text:p text:style-name="P18"><draw:control text:anchor-type="paragraph" draw:z-index="11" draw:style-name="gr3" draw:text-style-name="P28" svg:width="14.941cm" svg:height="0.38cm" svg:x="2.044cm" svg:y="-0.086cm" draw:control="control11"/></text:p>
      <text:p text:style-name="P18"/>
      <text:p text:style-name="P8"><draw:control text:anchor-type="paragraph" draw:z-index="9" draw:style-name="gr4" draw:text-style-name="P27" svg:width="0.003cm" svg:height="0.003cm" svg:x="0cm" svg:y="0cm" draw:control="control9"/>Врач: <draw:control text:anchor-type="as-char" draw:z-index="12" draw:style-name="gr5" draw:text-style-name="P27" svg:width="4.67cm" svg:height="0.421cm" draw:control="control12"/></text:p>
      <text:p text:style-name="P7">Медицинский регистратор: <draw:control text:anchor-type="as-char" draw:z-index="10" draw:style-name="gr5" draw:text-style-name="P27" svg:width="4.67cm" svg:height="0.42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/>
    <style:font-face style:name="Times New Roman2" svg:font-family="'Times New Roman'" style:font-adornments="Обычный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SimSun" style:font-size-asian="10pt" style:language-asian="zh" style:country-asian="CN" style:font-name-complex="Courier New" style:font-size-complex="10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9cm" fo:margin-bottom="1.26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7:42:54.68</dc:date>
    <dc:creator>Дмитрий Деренок</dc:creator>
    <meta:editing-duration>PT15H18M07S</meta:editing-duration>
    <meta:editing-cycles>41</meta:editing-cycles>
    <meta:generator>OpenOffice.org/3.2$Win32 OpenOffice.org_project/320m12$Build-9483</meta:generator>
    <meta:document-statistic meta:table-count="1" meta:image-count="1" meta:object-count="0" meta:page-count="1" meta:paragraph-count="13" meta:word-count="49" meta:character-count="427"/>
  </office:meta>
</office:document-meta>
</file>